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fill="solid" draw:fill-color="#b84747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-5.309cm" fo:padding-left="0.275cm" fo:padding-right="0.275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width="0.051cm" draw:marker-start-width="0.276cm" draw:marker-end="Circle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23cm"/>
    </style:style>
    <style:style style:name="gr10" style:family="graphic" style:parent-style-name="standard">
      <style:graphic-properties draw:stroke="dash" draw:stroke-dash="Ultrafine_20_Dashed" svg:stroke-width="0.051cm" draw:marker-start="Circle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3cm" fo:min-width="0cm"/>
    </style:style>
    <style:style style:name="gr13" style:family="graphic" style:parent-style-name="standard">
      <style:graphic-properties draw:stroke="solid" svg:stroke-width="0.051cm" svg:stroke-color="#000000" draw:marker-start-width="0.276cm" draw:marker-end-width="0.276cm" draw:fill="solid" draw:fill-color="#999999" draw:textarea-horizontal-align="left" draw:auto-grow-height="true" draw:auto-grow-width="false" fo:min-height="0.91cm" fo:min-width="1.042cm" fo:padding-top="0.051cm" fo:padding-bottom="0cm" fo:padding-left="0.254cm" fo:padding-right="0cm"/>
    </style:style>
    <style:style style:name="gr1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051cm" svg:stroke-color="#000000" draw:marker-start-width="0.276cm" draw:marker-end-width="0.276cm" draw:fill="solid" draw:fill-color="#b84747" draw:textarea-horizontal-align="left" draw:auto-grow-height="true" draw:auto-grow-width="false" fo:min-height="0.704cm" fo:min-width="0.938cm" fo:padding-top="0.102cm" fo:padding-bottom="0cm" fo:padding-left="0.102cm" fo:padding-right="0cm"/>
    </style:style>
    <style:style style:name="gr16" style:family="graphic" style:parent-style-name="standard">
      <style:graphic-properties svg:stroke-width="0.051cm" draw:marker-start-width="0.381cm" draw:marker-end-width="0.381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Dashed" svg:stroke-width="0.051cm" draw:marker-start="Circle" draw:marker-start-width="0.2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>
      <style:paragraph-properties fo:text-align="center"/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6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22pt" style:text-underline-style="none" style:font-size-asian="22pt" style:font-size-complex="22pt"/>
    </style:style>
    <style:style style:name="T2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47cm" svg:height="2.134cm" svg:x="17.87cm" svg:y="6.829cm">
          <text:p/>
          <draw:enhanced-geometry svg:viewBox="0 0 21600 21600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4.689cm" svg:height="1.119cm" svg:x="2.569cm" svg:y="10.269cm">
          <draw:text-box>
            <text:p><text:span text:style-name="T1">LHS </text:span><text:span text:style-name="T2">Source</text:span></text:p>
          </draw:text-box>
        </draw:frame>
        <draw:frame draw:style-name="gr2" draw:text-style-name="P2" draw:layer="layout" svg:width="4.816cm" svg:height="1.119cm" svg:x="20.291cm" svg:y="10.272cm">
          <draw:text-box>
            <text:p><text:span text:style-name="T1">RHS </text:span><text:span text:style-name="T2">Source</text:span></text:p>
          </draw:text-box>
        </draw:frame>
        <draw:g>
          <draw:glue-point draw:id="4" svg:x="-3.994cm" svg:y="-4.952cm"/>
          <draw:glue-point draw:id="5" svg:x="-1.616cm" svg:y="-4.871cm"/>
          <draw:glue-point draw:id="6" svg:x="1.128cm" svg:y="-4.952cm"/>
          <draw:glue-point draw:id="7" svg:x="3.382cm" svg:y="-4.871cm"/>
          <draw:glue-point draw:id="8" svg:x="-3.788cm" svg:y="-4.952cm"/>
          <draw:glue-point draw:id="9" svg:x="-1.453cm" svg:y="-4.79cm" draw:escape-direction="up"/>
          <draw:g>
            <draw:rect draw:style-name="gr3" draw:text-style-name="P1" draw:layer="layout" svg:width="1.765cm" svg:height="0.606cm" svg:x="1cm" svg:y="6.138cm">
              <text:p/>
            </draw:rect>
            <draw:rect draw:style-name="gr4" draw:text-style-name="P1" draw:layer="layout" svg:width="1.764cm" svg:height="0.606cm" svg:x="2.739cm" svg:y="6.139cm">
              <text:p/>
            </draw:rect>
            <draw:rect draw:style-name="gr3" draw:text-style-name="P1" draw:layer="layout" svg:width="1.765cm" svg:height="0.606cm" svg:x="4.477cm" svg:y="6.139cm">
              <text:p/>
            </draw:rect>
            <draw:rect draw:style-name="gr3" draw:text-style-name="P1" draw:layer="layout" svg:width="1.763cm" svg:height="0.606cm" svg:x="6.217cm" svg:y="6.14cm">
              <text:p/>
            </draw:rect>
          </draw:g>
          <draw:g>
            <draw:rect draw:style-name="gr3" draw:text-style-name="P1" draw:layer="layout" svg:width="1.764cm" svg:height="0.606cm" svg:x="1.001cm" svg:y="6.713cm">
              <text:p/>
            </draw:rect>
            <draw:rect draw:style-name="gr4" draw:text-style-name="P1" draw:layer="layout" svg:width="1.764cm" svg:height="0.606cm" svg:x="2.74cm" svg:y="6.714cm">
              <text:p/>
            </draw:rect>
            <draw:rect draw:style-name="gr3" draw:text-style-name="P1" draw:layer="layout" svg:width="1.765cm" svg:height="0.606cm" svg:x="4.478cm" svg:y="6.714cm">
              <text:p/>
            </draw:rect>
            <draw:rect draw:style-name="gr3" draw:text-style-name="P1" draw:layer="layout" svg:width="1.763cm" svg:height="0.607cm" svg:x="6.218cm" svg:y="6.714cm">
              <text:p/>
            </draw:rect>
          </draw:g>
          <draw:g>
            <draw:rect draw:style-name="gr3" draw:text-style-name="P1" draw:layer="layout" svg:width="1.764cm" svg:height="0.607cm" svg:x="1.002cm" svg:y="7.287cm">
              <text:p/>
            </draw:rect>
            <draw:rect draw:style-name="gr4" draw:text-style-name="P1" draw:layer="layout" svg:width="1.765cm" svg:height="0.608cm" svg:x="2.74cm" svg:y="7.287cm">
              <text:p/>
            </draw:rect>
            <draw:rect draw:style-name="gr3" draw:text-style-name="P1" draw:layer="layout" svg:width="1.765cm" svg:height="0.608cm" svg:x="4.479cm" svg:y="7.287cm">
              <text:p/>
            </draw:rect>
            <draw:rect draw:style-name="gr3" draw:text-style-name="P1" draw:layer="layout" svg:width="1.764cm" svg:height="0.609cm" svg:x="6.218cm" svg:y="7.287cm">
              <text:p/>
            </draw:rect>
          </draw:g>
          <draw:g>
            <draw:rect draw:style-name="gr3" draw:text-style-name="P1" draw:layer="layout" svg:width="1.764cm" svg:height="0.609cm" svg:x="1.003cm" svg:y="7.86cm">
              <text:p/>
            </draw:rect>
            <draw:rect draw:style-name="gr4" draw:text-style-name="P1" draw:layer="layout" svg:width="1.765cm" svg:height="0.608cm" svg:x="2.741cm" svg:y="7.861cm">
              <text:p/>
            </draw:rect>
            <draw:rect draw:style-name="gr3" draw:text-style-name="P1" draw:layer="layout" svg:width="1.765cm" svg:height="0.608cm" svg:x="4.48cm" svg:y="7.861cm">
              <text:p/>
            </draw:rect>
            <draw:rect draw:style-name="gr3" draw:text-style-name="P1" draw:layer="layout" svg:width="1.764cm" svg:height="0.607cm" svg:x="6.219cm" svg:y="7.862cm">
              <text:p/>
            </draw:rect>
          </draw:g>
          <draw:g>
            <draw:rect draw:style-name="gr3" draw:text-style-name="P1" draw:layer="layout" svg:width="1.763cm" svg:height="0.607cm" svg:x="1.004cm" svg:y="8.435cm">
              <text:p/>
            </draw:rect>
            <draw:rect draw:style-name="gr4" draw:text-style-name="P1" draw:layer="layout" svg:width="1.765cm" svg:height="0.606cm" svg:x="2.742cm" svg:y="8.436cm">
              <text:p/>
            </draw:rect>
            <draw:rect draw:style-name="gr3" draw:text-style-name="P1" draw:layer="layout" svg:width="1.764cm" svg:height="0.606cm" svg:x="4.481cm" svg:y="8.436cm">
              <text:p/>
            </draw:rect>
            <draw:rect draw:style-name="gr3" draw:text-style-name="P1" draw:layer="layout" svg:width="1.764cm" svg:height="0.606cm" svg:x="6.22cm" svg:y="8.437cm">
              <text:p/>
            </draw:rect>
          </draw:g>
          <draw:g>
            <draw:rect draw:style-name="gr3" draw:text-style-name="P1" draw:layer="layout" svg:width="1.763cm" svg:height="0.606cm" svg:x="1.005cm" svg:y="9.01cm">
              <text:p/>
            </draw:rect>
            <draw:rect draw:style-name="gr4" draw:text-style-name="P1" draw:layer="layout" svg:width="1.765cm" svg:height="0.606cm" svg:x="2.743cm" svg:y="9.011cm">
              <text:p/>
            </draw:rect>
            <draw:rect draw:style-name="gr3" draw:text-style-name="P1" draw:layer="layout" svg:width="1.764cm" svg:height="0.606cm" svg:x="4.482cm" svg:y="9.011cm">
              <text:p/>
            </draw:rect>
            <draw:rect draw:style-name="gr3" draw:text-style-name="P1" draw:layer="layout" svg:width="1.765cm" svg:height="0.606cm" svg:x="6.22cm" svg:y="9.012cm">
              <text:p/>
            </draw:rect>
          </draw:g>
        </draw:g>
        <draw:custom-shape draw:style-name="gr5" draw:text-style-name="P3" draw:layer="layout" svg:width="7.353cm" svg:height="4.234cm" svg:x="10.37cm" svg:y="15.102cm">
          <text:p text:style-name="P1"><text:span text:style-name="T2">Sink</text:span></text:p>
          <draw:enhanced-geometry svg:viewBox="0 0 21600 21600" draw:glue-points="?f6 10800 10800 21600 ?f5 10800 10800 0" draw:text-areas="?f3 ?f3 ?f4 ?f4" draw:type="trapezoid" draw:modifiers="7621.974435681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4" draw:id="id6" draw:layer="layout" svg:width="1.662cm" svg:height="0.882cm" svg:x="0.9cm" svg:y="5.276cm">
          <draw:text-box>
            <text:p><text:span text:style-name="T3">Col1</text:span></text:p>
          </draw:text-box>
        </draw:frame>
        <draw:frame draw:style-name="gr2" draw:text-style-name="P4" draw:id="id8" draw:layer="layout" svg:width="1.662cm" svg:height="0.882cm" svg:x="2.7cm" svg:y="5.276cm">
          <draw:text-box>
            <text:p><text:span text:style-name="T3">Col2</text:span></text:p>
          </draw:text-box>
        </draw:frame>
        <draw:frame draw:style-name="gr2" draw:text-style-name="P4" draw:id="id9" draw:layer="layout" svg:width="1.662cm" svg:height="0.882cm" svg:x="4.7cm" svg:y="5.276cm">
          <draw:text-box>
            <text:p><text:span text:style-name="T3">Col3</text:span></text:p>
          </draw:text-box>
        </draw:frame>
        <draw:frame draw:style-name="gr2" draw:text-style-name="P4" draw:id="id10" draw:layer="layout" svg:width="1.662cm" svg:height="0.882cm" svg:x="6.6cm" svg:y="5.276cm">
          <draw:text-box>
            <text:p><text:span text:style-name="T3">Col4</text:span></text:p>
          </draw:text-box>
        </draw:frame>
        <draw:frame draw:style-name="gr2" draw:text-style-name="P4" draw:layer="layout" svg:width="1.662cm" svg:height="0.882cm" svg:x="19.586cm" svg:y="5.243cm">
          <draw:text-box>
            <text:p><text:span text:style-name="T3">Col1</text:span></text:p>
          </draw:text-box>
        </draw:frame>
        <draw:frame draw:style-name="gr2" draw:text-style-name="P4" draw:layer="layout" svg:width="1.662cm" svg:height="0.882cm" svg:x="21.486cm" svg:y="5.243cm">
          <draw:text-box>
            <text:p><text:span text:style-name="T3">Col2</text:span></text:p>
          </draw:text-box>
        </draw:frame>
        <draw:frame draw:style-name="gr2" draw:text-style-name="P4" draw:layer="layout" svg:width="1.662cm" svg:height="0.882cm" svg:x="23.286cm" svg:y="5.243cm">
          <draw:text-box>
            <text:p><text:span text:style-name="T3">Col3</text:span></text:p>
          </draw:text-box>
        </draw:frame>
        <draw:frame draw:style-name="gr2" draw:text-style-name="P4" draw:layer="layout" svg:width="1.662cm" svg:height="0.882cm" svg:x="25.286cm" svg:y="5.243cm">
          <draw:text-box>
            <text:p><text:span text:style-name="T3">Col4</text:span></text:p>
          </draw:text-box>
        </draw:frame>
        <draw:frame draw:style-name="gr2" draw:text-style-name="P5" draw:layer="layout" svg:width="4.486cm" svg:height="1.119cm" svg:x="2.675cm" svg:y="1.427cm">
          <draw:text-box>
            <text:p><text:span text:style-name="T2">TableModel</text:span></text:p>
          </draw:text-box>
        </draw:frame>
        <draw:custom-shape draw:style-name="gr6" draw:text-style-name="P1" draw:layer="layout" svg:width="0.822cm" svg:height="6.94cm" draw:transform="rotate (-1.5671311353666) translate (7.94cm 2.539cm)">
          <text:p/>
          <draw:enhanced-geometry svg:viewBox="0 0 21600 21600" draw:glue-points="21600 0 0 10800 21600 21600" draw:text-areas="13800 ?f9 21600 ?f10" draw:type="left-brace" draw:modifiers="2142.45091401489 10697.63033175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id="id2" draw:layer="layout" svg:width="1.149cm" svg:height="1.608cm" svg:x="13.338cm" svg:y="11.51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3" draw:layer="layout" svg:width="1.149cm" svg:height="1.608cm" svg:x="13.271cm" svg:y="13.58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4" draw:layer="layout" svg:width="1.149cm" svg:height="1.608cm" svg:x="13.3cm" svg:y="15.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5" draw:layer="layout" svg:width="1.149cm" svg:height="1.608cm" svg:x="13.293cm" svg:y="17.54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5" draw:id="id1" draw:layer="layout" svg:width="1.666cm" svg:height="1.119cm" svg:x="9.235cm" svg:y="13.736cm">
          <draw:text-box>
            <text:p><text:span text:style-name="T2">Diff</text:span></text:p>
          </draw:text-box>
        </draw:frame>
        <draw:connector draw:style-name="gr8" draw:text-style-name="P1" draw:layer="layout" draw:type="line" svg:x1="10.901cm" svg:y1="14.295cm" svg:x2="13.624cm" svg:y2="12.316cm" draw:start-shape="id1" draw:start-glue-point="1" draw:end-shape="id2" draw:end-glue-point="5" svg:d="m10901 14295 2723-1979">
          <text:p/>
        </draw:connector>
        <draw:connector draw:style-name="gr8" draw:text-style-name="P1" draw:layer="layout" draw:type="line" svg:x1="10.901cm" svg:y1="14.295cm" svg:x2="13.557cm" svg:y2="14.386cm" draw:start-shape="id1" draw:start-glue-point="1" draw:end-shape="id3" draw:end-glue-point="5" svg:d="m10901 14295 2656 91">
          <text:p/>
        </draw:connector>
        <draw:connector draw:style-name="gr8" draw:text-style-name="P1" draw:layer="layout" draw:type="line" svg:x1="10.901cm" svg:y1="14.295cm" svg:x2="13.586cm" svg:y2="16.283cm" draw:start-shape="id1" draw:start-glue-point="1" draw:end-shape="id4" draw:end-glue-point="5" svg:d="m10901 14295 2685 1988">
          <text:p/>
        </draw:connector>
        <draw:connector draw:style-name="gr8" draw:text-style-name="P1" draw:layer="layout" draw:type="line" svg:x1="10.901cm" svg:y1="14.295cm" svg:x2="13.579cm" svg:y2="18.35cm" draw:start-shape="id1" draw:start-glue-point="1" draw:end-shape="id5" draw:end-glue-point="5" svg:d="m10901 14295 2678 4055">
          <text:p/>
        </draw:connector>
        <draw:frame draw:style-name="gr9" draw:text-style-name="P6" draw:id="id7" draw:layer="layout" svg:width="4.464cm" svg:height="0.973cm" svg:x="0.792cm" svg:y="3.512cm">
          <draw:text-box>
            <text:p><text:span text:style-name="T4">ColumnModel</text:span></text:p>
          </draw:text-box>
        </draw:frame>
        <draw:connector draw:style-name="gr10" draw:text-style-name="P1" draw:layer="layout" draw:type="line" svg:x1="1.731cm" svg:y1="5.276cm" svg:x2="3.024cm" svg:y2="4.485cm" draw:start-shape="id6" draw:start-glue-point="0" draw:end-shape="id7" draw:end-glue-point="2" svg:d="m1731 5276 1293-791">
          <text:p/>
        </draw:connector>
        <draw:connector draw:style-name="gr10" draw:text-style-name="P1" draw:layer="layout" draw:type="line" svg:x1="3.531cm" svg:y1="5.276cm" svg:x2="3.024cm" svg:y2="4.485cm" draw:start-shape="id8" draw:start-glue-point="0" draw:end-shape="id7" draw:end-glue-point="2" svg:d="m3531 5276-507-791">
          <text:p/>
        </draw:connector>
        <draw:connector draw:style-name="gr10" draw:text-style-name="P1" draw:layer="layout" draw:type="line" svg:x1="5.531cm" svg:y1="5.276cm" svg:x2="3.024cm" svg:y2="4.485cm" draw:start-shape="id9" draw:start-glue-point="0" draw:end-shape="id7" draw:end-glue-point="2" svg:d="m5531 5276-2507-791">
          <text:p/>
        </draw:connector>
        <draw:connector draw:style-name="gr10" draw:text-style-name="P1" draw:layer="layout" draw:type="line" svg:x1="7.431cm" svg:y1="5.276cm" svg:x2="3.024cm" svg:y2="4.485cm" draw:start-shape="id10" draw:start-glue-point="0" draw:end-shape="id7" draw:end-glue-point="2" svg:d="m7431 5276-4407-791">
          <text:p/>
        </draw:connector>
        <draw:g>
          <draw:custom-shape draw:style-name="gr11" draw:text-style-name="P1" draw:layer="layout" svg:width="7.746cm" svg:height="4.401cm" svg:x="10.042cm" svg:y="5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6" draw:layer="layout" svg:width="7.36cm" svg:height="1.173cm" svg:x="10.26cm" svg:y="6.273cm">
            <draw:text-box>
              <text:p><text:span text:style-name="T2">ColumnComparison</text:span></text:p>
            </draw:text-box>
          </draw:frame>
          <draw:g>
            <draw:frame draw:style-name="gr13" draw:text-style-name="P7" draw:layer="layout" svg:width="2.138cm" svg:height="0.961cm" svg:x="12.856cm" svg:y="7.545cm">
              <draw:text-box>
                <text:p><text:span text:style-name="T5">Diffor</text:span></text:p>
              </draw:text-box>
            </draw:frame>
            <draw:custom-shape draw:style-name="gr14" draw:text-style-name="P1" draw:layer="layout" svg:width="0.755cm" svg:height="0.529cm" svg:x="12.066cm" svg:y="7.71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1" draw:layer="layout" svg:width="0.755cm" svg:height="0.55cm" svg:x="15.017cm" svg:y="7.756cm">
              <text:p/>
              <draw:enhanced-geometry svg:viewBox="0 0 21600 21600" draw:mirror-vertical="false" draw:mirror-horizontal="tru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5" draw:text-style-name="P8" draw:layer="layout" svg:width="1.306cm" svg:height="0.806cm" svg:x="10.595cm" svg:y="7.617cm">
              <draw:text-box>
                <text:p><text:span text:style-name="T6">Col2</text:span></text:p>
              </draw:text-box>
            </draw:frame>
            <draw:frame draw:style-name="gr15" draw:text-style-name="P8" draw:layer="layout" svg:width="1.306cm" svg:height="0.806cm" svg:x="15.926cm" svg:y="7.642cm">
              <draw:text-box>
                <text:p><text:span text:style-name="T6">Col3</text:span></text:p>
              </draw:text-box>
            </draw:frame>
          </draw:g>
        </draw:g>
        <draw:g>
          <draw:glue-point draw:id="4" svg:x="-3.994cm" svg:y="-4.952cm"/>
          <draw:glue-point draw:id="5" svg:x="-1.616cm" svg:y="-4.871cm"/>
          <draw:glue-point draw:id="6" svg:x="1.128cm" svg:y="-4.952cm"/>
          <draw:glue-point draw:id="7" svg:x="3.382cm" svg:y="-4.871cm"/>
          <draw:glue-point draw:id="8" svg:x="-3.788cm" svg:y="-4.952cm"/>
          <draw:glue-point draw:id="9" svg:x="-1.453cm" svg:y="-4.79cm" draw:escape-direction="up"/>
          <draw:g>
            <draw:rect draw:style-name="gr3" draw:text-style-name="P1" draw:layer="layout" svg:width="1.765cm" svg:height="0.606cm" svg:x="19.91cm" svg:y="6.172cm">
              <text:p/>
            </draw:rect>
            <draw:rect draw:style-name="gr16" draw:text-style-name="P1" draw:layer="layout" svg:width="1.764cm" svg:height="0.606cm" svg:x="21.649cm" svg:y="6.173cm">
              <text:p/>
            </draw:rect>
            <draw:rect draw:style-name="gr4" draw:text-style-name="P1" draw:layer="layout" svg:width="1.765cm" svg:height="0.606cm" svg:x="23.387cm" svg:y="6.173cm">
              <text:p/>
            </draw:rect>
            <draw:rect draw:style-name="gr3" draw:text-style-name="P1" draw:layer="layout" svg:width="1.763cm" svg:height="0.606cm" svg:x="25.127cm" svg:y="6.174cm">
              <text:p/>
            </draw:rect>
          </draw:g>
          <draw:g>
            <draw:rect draw:style-name="gr3" draw:text-style-name="P1" draw:layer="layout" svg:width="1.764cm" svg:height="0.606cm" svg:x="19.911cm" svg:y="6.747cm">
              <text:p/>
            </draw:rect>
            <draw:rect draw:style-name="gr16" draw:text-style-name="P1" draw:layer="layout" svg:width="1.764cm" svg:height="0.606cm" svg:x="21.65cm" svg:y="6.748cm">
              <text:p/>
            </draw:rect>
            <draw:rect draw:style-name="gr4" draw:text-style-name="P1" draw:layer="layout" svg:width="1.765cm" svg:height="0.606cm" svg:x="23.388cm" svg:y="6.748cm">
              <text:p/>
            </draw:rect>
            <draw:rect draw:style-name="gr3" draw:text-style-name="P1" draw:layer="layout" svg:width="1.763cm" svg:height="0.607cm" svg:x="25.128cm" svg:y="6.748cm">
              <text:p/>
            </draw:rect>
          </draw:g>
          <draw:g>
            <draw:rect draw:style-name="gr3" draw:text-style-name="P1" draw:layer="layout" svg:width="1.764cm" svg:height="0.607cm" svg:x="19.912cm" svg:y="7.321cm">
              <text:p/>
            </draw:rect>
            <draw:rect draw:style-name="gr16" draw:text-style-name="P1" draw:layer="layout" svg:width="1.765cm" svg:height="0.608cm" svg:x="21.65cm" svg:y="7.321cm">
              <text:p/>
            </draw:rect>
            <draw:rect draw:style-name="gr4" draw:text-style-name="P1" draw:layer="layout" svg:width="1.765cm" svg:height="0.608cm" svg:x="23.389cm" svg:y="7.321cm">
              <text:p/>
            </draw:rect>
            <draw:rect draw:style-name="gr3" draw:text-style-name="P1" draw:layer="layout" svg:width="1.764cm" svg:height="0.609cm" svg:x="25.128cm" svg:y="7.321cm">
              <text:p/>
            </draw:rect>
          </draw:g>
          <draw:g>
            <draw:rect draw:style-name="gr3" draw:text-style-name="P1" draw:layer="layout" svg:width="1.764cm" svg:height="0.609cm" svg:x="19.913cm" svg:y="7.894cm">
              <text:p/>
            </draw:rect>
            <draw:rect draw:style-name="gr16" draw:text-style-name="P1" draw:layer="layout" svg:width="1.765cm" svg:height="0.608cm" svg:x="21.651cm" svg:y="7.895cm">
              <text:p/>
            </draw:rect>
            <draw:rect draw:style-name="gr4" draw:text-style-name="P1" draw:layer="layout" svg:width="1.765cm" svg:height="0.608cm" svg:x="23.39cm" svg:y="7.895cm">
              <text:p/>
            </draw:rect>
            <draw:rect draw:style-name="gr3" draw:text-style-name="P1" draw:layer="layout" svg:width="1.764cm" svg:height="0.607cm" svg:x="25.129cm" svg:y="7.896cm">
              <text:p/>
            </draw:rect>
          </draw:g>
          <draw:g>
            <draw:rect draw:style-name="gr3" draw:text-style-name="P1" draw:layer="layout" svg:width="1.763cm" svg:height="0.607cm" svg:x="19.914cm" svg:y="8.469cm">
              <text:p/>
            </draw:rect>
            <draw:rect draw:style-name="gr16" draw:text-style-name="P1" draw:layer="layout" svg:width="1.765cm" svg:height="0.606cm" svg:x="21.652cm" svg:y="8.47cm">
              <text:p/>
            </draw:rect>
            <draw:rect draw:style-name="gr4" draw:text-style-name="P1" draw:layer="layout" svg:width="1.764cm" svg:height="0.606cm" svg:x="23.391cm" svg:y="8.47cm">
              <text:p/>
            </draw:rect>
            <draw:rect draw:style-name="gr3" draw:text-style-name="P1" draw:layer="layout" svg:width="1.764cm" svg:height="0.606cm" svg:x="25.13cm" svg:y="8.471cm">
              <text:p/>
            </draw:rect>
          </draw:g>
          <draw:g>
            <draw:rect draw:style-name="gr3" draw:text-style-name="P1" draw:layer="layout" svg:width="1.763cm" svg:height="0.606cm" svg:x="19.915cm" svg:y="9.044cm">
              <text:p/>
            </draw:rect>
            <draw:rect draw:style-name="gr16" draw:text-style-name="P1" draw:layer="layout" svg:width="1.765cm" svg:height="0.606cm" svg:x="21.653cm" svg:y="9.045cm">
              <text:p/>
            </draw:rect>
            <draw:rect draw:style-name="gr4" draw:text-style-name="P1" draw:layer="layout" svg:width="1.764cm" svg:height="0.606cm" svg:x="23.392cm" svg:y="9.045cm">
              <text:p/>
            </draw:rect>
            <draw:rect draw:style-name="gr3" draw:text-style-name="P1" draw:layer="layout" svg:width="1.765cm" svg:height="0.606cm" svg:x="25.13cm" svg:y="9.046cm">
              <text:p/>
            </draw:rect>
          </draw:g>
        </draw:g>
        <draw:custom-shape draw:style-name="gr1" draw:text-style-name="P1" draw:layer="layout" svg:width="1.747cm" svg:height="2.134cm" svg:x="8.229cm" svg:y="6.89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10.604cm" svg:y1="8.107cm" svg:x2="4.072cm" svg:y2="8.139cm">
          <text:p/>
        </draw:line>
        <draw:line draw:style-name="gr17" draw:text-style-name="P1" draw:layer="layout" svg:x1="23.893cm" svg:y1="8.172cm" svg:x2="17.165cm" svg:y2="8.203cm">
          <text:p/>
        </draw:line>
        <draw:custom-shape draw:style-name="gr7" draw:text-style-name="P1" draw:layer="layout" svg:width="1.542cm" svg:height="2.298cm" draw:transform="rotate (1.56486220733782) translate (12.672cm 11.267cm)">
          <text:p/>
          <draw:enhanced-geometry svg:viewBox="0 0 21600 21600" draw:mirror-vertical="true" draw:text-areas="0 0 21600 21600" draw:type="chevron" draw:modifiers="16182.501620220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solid" draw:fill-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ka Furukawa</meta:initial-creator>
    <meta:creation-date>2010-09-23T03:55:18</meta:creation-date>
    <dc:date>2010-09-29T04:43:51</dc:date>
    <dc:creator>joe panico</dc:creator>
    <meta:editing-duration>PT09H52M23S</meta:editing-duration>
    <meta:editing-cycles>81</meta:editing-cycles>
    <meta:generator>OpenOffice.org/3.1$Unix OpenOffice.org_project/310m19$Build-9420</meta:generator>
    <meta:document-statistic meta:object-count="103"/>
  </office:meta>
</office:document-meta>
</file>